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sqlConnection.get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sqlConnection.setProperty( final String name , final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sqlConnection.setMultipleResults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Connection.createQuery( final String type , final String queryString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40">
            <text:p text:style-name="Table_20_Contents">40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AbstractEsqlConnection.AbstractEsql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EsqlConnection.getAuto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Connection.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Connection.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Connection.getMultiple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Connection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Connection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Connection.setURL( final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Connection.setAutoCommit( final boolean autocom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Connection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Connection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Connection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